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44da" officeooo:paragraph-rsid="000944d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officeooo:rsid="000944da" officeooo:paragraph-rsid="000944d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944da" officeooo:paragraph-rsid="000944da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4pt" fo:font-weight="bold" officeooo:rsid="000944da" officeooo:paragraph-rsid="000944da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DejaVu Sans" fo:font-size="14pt" style:font-size-asian="14pt" style:font-size-complex="14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ógica de programação</text:p>
      <text:p text:style-name="P2"/>
      <text:p text:style-name="P4">O que é lógica?</text:p>
      <text:p text:style-name="P5">Parte da filosofia que trata das formas de pensamento em geral e das operações intelectuais que visam a determinação do que é verdadeiro ou não.</text:p>
      <text:p text:style-name="Text_20_body"><text:span text:style-name="Strong_20_Emphasis"><text:span text:style-name="T3">Na computação</text:span></text:span></text:p>
      <text:p text:style-name="P5">Organização e planejamento das instruções, assertivas em algoritmo, a fim de viabilizar a implementação de um programa.</text:p>
      <text:p text:style-name="Text_20_body"><text:span text:style-name="Strong_20_Emphasis"><text:span text:style-name="T3">Técnicas de lógica de programação</text:span></text:span></text:p>
      <text:p text:style-name="Text_20_body"><text:span text:style-name="Strong_20_Emphasis"><text:span text:style-name="T3">Técnica linear:</text:span></text:span></text:p>
      <text:p text:style-name="P5">Modelo tradicional</text:p>
      <text:p text:style-name="P5">Não tem vínculo</text:p>
      <text:p text:style-name="P5">Estrutura hierárquica</text:p>
      <text:p text:style-name="P5">Programação de computadores</text:p>
      <text:p text:style-name="Text_20_body"><text:span text:style-name="Emphasis"><text:span text:style-name="T3">Execução sequencial</text:span></text:span></text:p>
      <text:p text:style-name="Text_20_body"><text:span text:style-name="Strong_20_Emphasis"><text:span text:style-name="T3">Técnica estruturada</text:span></text:span></text:p>
      <text:p text:style-name="P5">Organização, disposição e ordem dos elementos essenciais que compõe o corpo (concreto ou abstrato).</text:p>
      <text:p text:style-name="Text_20_body"><text:span text:style-name="Strong_20_Emphasis"><text:span text:style-name="T3">Não é linear</text:span></text:span></text:p>
      <text:p text:style-name="Text_20_body"><text:span text:style-name="Strong_20_Emphasis"><text:span text:style-name="T3">Técnica modular</text:span></text:span></text:p>
      <text:p text:style-name="P5">Partes independentes contratadas por um conjunto de regra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1:58:23.877361454</meta:creation-date>
    <dc:date>2023-03-06T22:01:08.752205233</dc:date>
    <meta:editing-duration>PT2M46S</meta:editing-duration>
    <meta:editing-cycles>1</meta:editing-cycles>
    <meta:document-statistic meta:table-count="0" meta:image-count="0" meta:object-count="0" meta:page-count="1" meta:paragraph-count="17" meta:word-count="99" meta:character-count="664" meta:non-whitespace-character-count="582"/>
    <meta:generator>LibreOffice/7.3.7.2$Linux_X86_64 LibreOffice_project/30$Build-2</meta:generator>
  </office:meta>
</office:document-meta>
</file>